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NAZARIO OROZ HUMPIRE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NAZARIO OROZ HUMPIR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OZ TTITO, JUDI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2" office:value-type="string">
            <text:p text:style-name="P3">Cant.Cajas: <text:span text:style-name="T7">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670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23:3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